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fo:language="en" fo:country="none" style:font-size-asian="13pt" style:font-size-complex="13pt"/>
    </style:style>
    <style:style style:name="T1" style:family="text">
      <style:text-properties fo:language="en" fo:country="none"/>
    </style:style>
    <style:style style:name="T2" style:family="text">
      <style:text-properties fo:language="en" fo:country="none" style:font-size-asian="14pt"/>
    </style:style>
    <style:style style:name="T3" style:family="text">
      <style:text-properties fo:font-size="14pt"/>
    </style:style>
    <style:style style:name="T4" style:family="text">
      <style:text-properties fo:font-size="14pt" style:font-size-asian="14pt" style:font-size-complex="14pt"/>
    </style:style>
    <style:style style:name="T5" style:family="text">
      <style:text-properties fo:font-size="14pt" fo:language="en" fo:country="none" style:font-size-asian="14pt" style:font-size-complex="14pt"/>
    </style:style>
    <style:style style:name="T6" style:family="text">
      <style:text-properties style:font-size-asian="14pt"/>
    </style:style>
    <style:style style:name="T7" style:family="text">
      <style:text-properties style:font-size-complex="14pt"/>
    </style:style>
    <style:style style:name="T8" style:family="text">
      <style:text-properties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aterpillar. Crawling everywhere at medium speed. Attacks biting. But causes little damage. But when you try to kill her with a sword cut in two halves, each of which becomes a big caterpillar. Thus, in order to defeat them need not sword and other weapons. You've got to think - for example fire or find a certain plant or fungus. Which, in turn, wrote Brian can act in two roles - as active and poisonous mushroom as a plant, part of which can be taken and applied to the caterpillar. <text:line-break/><text:line-break/>2 Toxic snail. Crawl as you know very slowly. Attacks spitting poisonous green slime. To which can not be touched. We need to think how to do it - tiles, or to impose a lot of lumps on one another to increase the area contaminated. Mucus evaporates over time. <text:line-break/>Destroy it, you can pick up only a very glare through infected places. For remote attack - hides its head and becomes invulnerable. </text:p>
      <text:p text:style-name="P1"/>
      <text:p text:style-name="P1">Kevin's notes</text:p>
      <text:p text:style-name="P1"><text:span text:style-name="T8">b. Toxic snail - </text:span>Great idea and execution. I love the poisoned area attack, but I think Rolan should still have the option to pass through the tile where the snail spat on, but he will be damaged. The impassable terrain mechanic, imho, should be imparted only on the stronger enemies (see hornet below). I also think the snail will combine well with the tree stump, where Rolan would have a hell of a time fighting off snails and potentially attacking stumps.</text:p>
      <text:p text:style-name="Standard"/>
      <text:p text:style-name="P1"><text:line-break/><text:line-break/>3 Hornet. I have somehow drew this. I suggest another attack like plants - Bomber. That is a hornet stings shoots vertically from top to bottom. For some time freezes for growing a new tip. At this time, it can be easy to kill. </text:p>
      <text:p text:style-name="P1"/>
      <text:p text:style-name="P1">Kevin's notes</text:p>
      <text:p text:style-name="P1"><text:span text:style-name="T8">c. Hornet -</text:span> If the hornet is a hard difficulty enemy as Brian mentioned, the stinger blast attack it has should have an extra "ooph" to it, not just a stinger that shots in the air, maybe it's a super fast attack that tears through the screen in just one frame, leaving a trail of light behind it that Rolan couldn't pass until it fades. Rolan should be careful in where he places himself in the battle, when the hornet gets ready to attack, he must position himself on places that doesn't leave a light trail that will hinder/block the path for him to get to the hornet while it regrows it's stinger.<text:line-break/><text:line-break/><text:line-break/><text:line-break/><text:bookmark text:name="result_box"/><text:span text:style-name="T1">4 Black spider. Begins to attack puffing and trembling all over. Where is the spider it marks territory with scraps web. If you touch these scraps spider begins to spit wads of fire or poison. </text:span><text:bookmark text:name="result_box1"/><text:span text:style-name="T1">That is, it can be tracked on the web pieces. To kill him - it is necessary to find - as he hides and creeps to attack from afar. </text:span></text:p>
      <text:p text:style-name="P1"><text:span text:style-name="T1"/></text:p>
      <text:p text:style-name="P1"><text:span text:style-name="T1">5. Ogre.</text:span></text:p>
      <text:p text:style-name="P2"><text:bookmark text:name="result_box2"/>Blunt slowly creation, but very dangerous. </text:p>
      <text:p text:style-name="P1"/>
      <text:p text:style-name="P1"><text:span text:style-name="T1">Kevin's notes:</text:span></text:p>
      <text:p text:style-name="P1"><text:span text:style-name="T1">I was thinking maybe his normal punch could have a slight stun to it when it connects with Rolan. just several frames where Rolan couldn't move. Really quick. When he connects with </text:span><text:soft-page-break/><text:span text:style-name="T1">two or three consecutive punches, Rolan gets really stunned. He stands there, with a wobbled animation for 1-5 seconds. His second attack could be a fun popeye-like punch where he winds up his arms like a windmill for a time then a massive uppercut that will send Rolan to the other end of the screen, dealing a sizeable amount of damage. This is easy to avoid unless you're careless got wobbled, and he is vulnerable while winding up.</text:span><text:line-break/></text:p>
      <text:p text:style-name="P2"><text:bookmark text:name="result_box3"/>6. Poisonous Mushroom. In repose, he sleeps. And it can be used to heal or to destroy other enemies. But when waking up - open mouth and releases a cloud of poisonous spores. Acts at a short dista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jio </meta:initial-creator>
    <meta:creation-date>2014-10-26T18:02:41</meta:creation-date>
    <dc:date>2014-10-27T11:51:38</dc:date>
    <dc:creator>serjio </dc:creator>
    <meta:editing-duration>PT00H50M36S</meta:editing-duration>
    <meta:editing-cycles>4</meta:editing-cycles>
    <meta:generator>OpenOffice.org/3.2$Unix OpenOffice.org_project/320m18$Build-9502</meta:generator>
    <meta:document-statistic meta:table-count="0" meta:image-count="0" meta:object-count="0" meta:page-count="2" meta:paragraph-count="11" meta:word-count="628" meta:character-count="3409"/>
  </office:meta>
</office:document-meta>
</file>